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6000002BBB8F8332B0EE480C1.png" manifest:media-type="image/png"/>
  <manifest:file-entry manifest:full-path="Pictures/1000000000000260000002713EE40B1AB2D11814.jpg" manifest:media-type="image/jpeg"/>
  <manifest:file-entry manifest:full-path="Pictures/10000201000002D60000022D2826398EDEA2A7E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31958*"/>
    </style:style>
    <style:style style:name="Taula2.B" style:family="table-column">
      <style:table-column-properties style:column-width="8.71cm" style:rel-column-width="33577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6.108cm" style:rel-column-width="3463*"/>
    </style:style>
    <style:style style:name="Taula3.B" style:family="table-column">
      <style:table-column-properties style:column-width="10.892cm" style:rel-column-width="6175*"/>
    </style:style>
    <style:style style:name="Taula3.1" style:family="table-row">
      <style:table-row-properties fo:keep-together="always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/>
    </style:style>
    <style:style style:name="P15" style:family="paragraph" style:parent-style-name="Standard">
      <style:text-properties style:use-window-font-color="true" style:font-name="Arial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6" style:family="paragraph" style:parent-style-name="Standard">
      <style:text-properties style:use-window-font-color="true" style:font-name="Arial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7" style:family="paragraph" style:parent-style-name="Standard">
      <style:text-properties officeooo:paragraph-rsid="004b8127"/>
    </style:style>
    <style:style style:name="P18" style:family="paragraph" style:parent-style-name="Table_20_Contents">
      <style:text-properties style:font-name="Arial1" fo:font-size="11pt" fo:language="ca" fo:country="ES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5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3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break-before="page"/>
    </style:style>
    <style:style style:name="P38" style:family="paragraph" style:parent-style-name="Subtitle">
      <style:paragraph-properties fo:text-align="center" style:justify-single-word="false"/>
    </style:style>
    <style:style style:name="P39" style:family="paragraph" style:parent-style-name="Title">
      <style:paragraph-properties fo:text-align="center" style:justify-single-word="false"/>
    </style:style>
    <style:style style:name="P40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41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Text_20_body">
      <style:text-properties fo:color="#666666" style:font-name="Arial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3" style:family="paragraph" style:parent-style-name="Text_20_body">
      <style:text-properties style:use-window-font-color="true" style:font-name="Arial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4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5" style:family="paragraph" style:parent-style-name="Text_20_body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49" style:family="paragraph" style:parent-style-name="Standard" style:list-style-name="L2">
      <style:text-properties style:use-window-font-color="true" style:font-name="Arial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50" style:family="paragraph" style:parent-style-name="Standard" style:list-style-name="L2">
      <style:text-properties style:use-window-font-color="true" style:font-name="Arial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51" style:family="paragraph" style:parent-style-name="Standard">
      <style:text-properties officeooo:paragraph-rsid="0052dc16"/>
    </style:style>
    <style:style style:name="P52" style:family="paragraph" style:parent-style-name="Standard" style:list-style-name="L4" style:master-page-name="">
      <loext:graphic-properties draw:fill="none"/>
      <style:paragraph-properties style:page-number="auto" fo:background-color="transparent"/>
      <style:text-properties officeooo:paragraph-rsid="005090af"/>
    </style:style>
    <style:style style:name="P53" style:family="paragraph" style:parent-style-name="Table_20_Contents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54" style:family="paragraph" style:parent-style-name="Table_20_Contents" style:list-style-name="L5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55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6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color="#666666" style:font-name="Arial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7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58" style:family="paragraph" style:parent-style-name="Heading_20_2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59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60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1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62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63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64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65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67" style:family="paragraph" style:parent-style-name="Text_20_body" style:list-style-name="L3"/>
    <style:style style:name="P68" style:family="paragraph" style:parent-style-name="Text_20_body">
      <style:text-properties officeooo:paragraph-rsid="0052dc16"/>
    </style:style>
    <style:style style:name="P69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rsid="0048ad17" officeooo:paragraph-rsid="0048ad17"/>
    </style:style>
    <style:style style:name="P70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/>
      <style:text-properties officeooo:paragraph-rsid="003b0b33"/>
    </style:style>
    <style:style style:name="P71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style:font-name="Arial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1" style:family="text">
      <style:text-properties fo:color="#666666" style:font-name="Arial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style:font-name="Arial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style:font-name="Arial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4" style:family="text">
      <style:text-properties style:font-name="Arial" fo:font-style="normal" officeooo:rsid="004afb36" style:font-name-asian="MS Mincho" style:font-style-asian="italic" style:font-name-complex="Tahoma" style:font-style-complex="italic"/>
    </style:style>
    <style:style style:name="T15" style:family="text">
      <style:text-properties officeooo:rsid="004b8127"/>
    </style:style>
    <style:style style:name="T16" style:family="text">
      <style:text-properties officeooo:rsid="005090af"/>
    </style:style>
    <style:style style:name="T17" style:family="text">
      <style:text-properties officeooo:rsid="00515d00"/>
    </style:style>
    <style:style style:name="T18" style:family="text">
      <style:text-properties officeooo:rsid="0052dc16"/>
    </style:style>
    <style:style style:name="T19" style:family="text">
      <style:text-properties style:use-window-font-color="true" style:font-name="Arial" fo:language="ca" fo:country="ES" fo:font-style="normal" officeooo: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4"/>
      <text:p text:style-name="P4"/>
      <text:p text:style-name="P6"/>
      <text:p text:style-name="P4"/>
      <text:p text:style-name="P39">Manual de </text:p>
      <text:p text:style-name="P40">Migració de Versions</text:p>
      <text:p text:style-name="P39">de <text:span text:style-name="T1">Digital</text:span>IB</text:p>
      <text:p text:style-name="P38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<draw:frame draw:style-name="fr2" draw:name="gràfics88" text:anchor-type="as-char" svg:width="4.944cm" svg:height="4.658cm" draw:z-index="11"><draw:image xlink:href="Pictures/10000201000002E6000002BBB8F8332B0EE480C1.png" xlink:type="simple" xlink:show="embed" xlink:actuate="onLoad" loext:mime-type="image/png"/></draw:frame><text:s/></text:p>
          </table:table-cell>
          <table:table-cell table:style-name="Tabla2.A1" office:value-type="string">
            <text:p text:style-name="P19"/>
          </table:table-cell>
          <table:table-cell table:style-name="Tabla2.C1" office:value-type="string">
            <text:p text:style-name="P19"><draw:frame draw:style-name="fr3" draw:name="gràfics125" text:anchor-type="char" svg:width="5.096cm" svg:height="3.911cm" draw:z-index="10"><draw:image xlink:href="Pictures/10000201000002D60000022D2826398EDEA2A7E4.png" xlink:type="simple" xlink:show="embed" xlink:actuate="onLoad" loext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5">Informació general del document.</text:p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6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Títol:</text:p>
          </table:table-cell>
          <table:table-cell table:style-name="Tabla3.B4" table:number-columns-spanned="3" office:value-type="string">
            <text:p text:style-name="P18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29">Estat:</text:p>
          </table:table-cell>
          <table:table-cell table:style-name="Tabla3.B4" table:number-columns-spanned="3" office:value-type="string">
            <text:p text:style-name="P18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29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29">Autor/s:</text:p>
          </table:table-cell>
          <table:table-cell table:style-name="Tabla3.B4" table:number-columns-spanned="3" office:value-type="string">
            <text:p text:style-name="P18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29">Creat:</text:p>
          </table:table-cell>
          <table:table-cell table:style-name="Tabla3.B4" table:number-columns-spanned="3" office:value-type="string">
            <text:p text:style-name="P18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29">Modificat</text:p>
          </table:table-cell>
          <table:table-cell table:style-name="Tabla3.B4" table:number-columns-spanned="3" office:value-type="string">
            <text:p text:style-name="P18"><text:modification-date style:data-style-name="N36">03/11/2020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29">Fitxer:</text:p>
          </table:table-cell>
          <table:table-cell table:style-name="Tabla3.B4" table:number-columns-spanned="3" office:value-type="string">
            <text:p text:style-name="P18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6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30">Comentari:</text:p>
          </table:table-cell>
          <table:covered-table-cell/>
          <table:table-cell table:style-name="Tabla3.A3" office:value-type="string" table:protected="true">
            <text:p text:style-name="P30">Autor/s:</text:p>
          </table:table-cell>
          <table:table-cell table:style-name="Tabla3.A3" office:value-type="string" table:protected="true">
            <text:p text:style-name="P3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0">Crear Document </text:p>
          </table:table-cell>
          <table:covered-table-cell/>
          <table:table-cell table:style-name="Tabla3.B4" office:value-type="string">
            <text:p text:style-name="P20">A. Nadal</text:p>
          </table:table-cell>
          <table:table-cell table:style-name="Tabla3.B4" office:value-type="string">
            <text:p text:style-name="P20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20">Migració a <text:span text:style-name="T1">1.0.2</text:span></text:p>
          </table:table-cell>
          <table:covered-table-cell/>
          <table:table-cell table:style-name="Tabla3.B4" office:value-type="string">
            <text:p text:style-name="P20">A. Nadal</text:p>
          </table:table-cell>
          <table:table-cell table:style-name="Tabla3.B4" office:value-type="string">
            <text:p text:style-name="P20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18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19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0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1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2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>
          <table:table-cell table:style-name="Tabla3.A3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6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</table:table>
      <text:p text:style-name="P36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7">1.- Introducció<text:tab/>4</text:p>
          <text:p text:style-name="P47">2.- Migracions<text:tab/>4</text:p>
          <text:p text:style-name="P46">2.1.- Migració de DigitalIB 1.0.0/1.0.1 a DigitalIB 1.0.2<text:tab/>4</text:p>
          <text:p text:style-name="P46">2.2.- Migració de DigitalIB 1.0.2 a DigitalIB 1.0.3<text:tab/>5</text:p>
          <text:p text:style-name="P46">2.3.- Migració de DigitalIB 1.0.3 a DigitalIB 1.0.4<text:tab/>5</text:p>
          <text:p text:style-name="P46">2.4.- Migració de DigitalIB 1.0.4 a DigitalIB 1.0.5<text:tab/>5</text:p>
        </text:index-body>
      </text:table-of-content>
      <text:p text:style-name="Text_20_body"/>
      <text:p text:style-name="P37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9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55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60" text:outline-level="3"><text:bookmark-start text:name="__RefHeading___Toc1258_4092719216"/>Descripció de Millores<text:bookmark-end text:name="__RefHeading___Toc1258_4092719216"/></text:h>
      <text:p text:style-name="P41"><text:tab/><text:span text:style-name="T2">Revisar Fitxer changes.log</text:span></text:p>
      <text:h text:style-name="P60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60" text:outline-level="3"><text:bookmark-start text:name="__RefHeading___Toc1264_4092719216"/>Canvis Configuració Web<text:bookmark-end text:name="__RefHeading___Toc1264_4092719216"/></text:h>
      <text:p text:style-name="P8"/>
      <text:h text:style-name="P65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3"># serveix per amagar la selecció del tipus documental</text:p>
            <text:p text:style-name="P32">es.caib.digitalib.plugins.scanweb.dynamicwebtwain.hidetipusdocumental=true</text:p>
            <text:p text:style-name="P32"/>
            <text:p text:style-name="P33"># serveix per amagar la selecció de l'idioma del document.</text:p>
            <text:p text:style-name="P32">es.caib.digitalib.plugins.scanweb.dynamicwebtwain.hideidioma=true</text:p>
          </table:table-cell>
        </table:table-row>
      </table:table>
      <text:p text:style-name="P8"><text:soft-page-break/></text:p>
      <text:h text:style-name="P66" text:outline-level="4">Desenvolupador</text:h>
      <text:list xml:id="list904347444" text:style-name="L1">
        <text:list-item>
          <text:p text:style-name="P69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70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44"/>
      <text:h text:style-name="P56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45"/>
      <text:h text:style-name="P57" text:outline-level="2"><text:bookmark-start text:name="__RefHeading___Toc475_3258716174"/><text:span text:style-name="T11">Migració de </text:span><text:span text:style-name="T10">Digital</text:span><text:span text:style-name="T11">IB 1.0.3 a </text:span><text:span text:style-name="T10">Digital</text:span><text:span text:style-name="T11">IB 1.</text:span><text:span text:style-name="T10">0</text:span><text:span text:style-name="T11">.4</text:span><text:bookmark-end text:name="__RefHeading___Toc475_3258716174"/></text:h>
      <text:h text:style-name="P61" text:outline-level="3">Descripció de Millores</text:h>
      <text:p text:style-name="P14"><text:span text:style-name="T13"><text:tab/></text:span><text:span text:style-name="T14">Revisar Fitxer changes.log</text:span></text:p>
      <text:h text:style-name="P61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58" text:outline-level="2"><text:bookmark-start text:name="__RefHeading___Toc617_1858653482"/><text:span text:style-name="T11">Migració de </text:span><text:span text:style-name="T10">Digital</text:span><text:span text:style-name="T11">IB 1.0.</text:span><text:span text:style-name="T12">4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2">5</text:span><text:bookmark-end text:name="__RefHeading___Toc617_1858653482"/></text:h>
      <text:h text:style-name="P62" text:outline-level="3">Descripció de Millores</text:h>
      <text:list xml:id="list2658895181" text:style-name="L2">
        <text:list-item>
          <text:p text:style-name="P49">Desenvolupament digitalització massiva de documents #113 </text:p>
        </text:list-item>
        <text:list-item>
          <text:p text:style-name="P49">Millorar l'Escaneig massiu #120</text:p>
        </text:list-item>
      </text:list>
      <text:p text:style-name="P16"/>
      <text:h text:style-name="P64" text:outline-level="3">Desenvolupador</text:h>
      <text:list xml:id="list125961410910582" text:continue-numbering="true" text:style-name="L2">
        <text:list-item>
          <text:p text:style-name="P50">S’ha creat una nova API Rest anomenada apimassivescanwebsimple que serveix per escanejar d’una tacada múltiples documents separats per una pàgina especial anomenada «Separador». <text:span text:style-name="T17">El manual el podeu trobar dins /doc amb el nom Manual_Integracio_API_SCANWEB_MASSIVA_v1_0.odt</text:span></text:p>
        </text:list-item>
      </text:list>
      <text:p text:style-name="P15"/>
      <text:p text:style-name="P16"/>
      <text:h text:style-name="P63" text:outline-level="3">Actualitzar BBDD</text:h>
      <text:p text:style-name="P43"><text:tab/>Actualitzar BBDD executant l’script <text:s/>[digitalib-1.0]\scripts\bbdd\1.0\[SGBD]\digitalib_update_from_1.0.<text:span text:style-name="T15">4</text:span>_to_1.1.<text:span text:style-name="T15">5</text:span>.sql . </text:p>
      <text:h text:style-name="P64" text:outline-level="3"><text:soft-page-break/>Sistemes </text:h>
      <text:list xml:id="list2980666027" text:style-name="L4">
        <text:list-item>
          <text:p text:style-name="P52"><text:span text:style-name="T19">S’ha afegit una nova propietat que indica el limit de tamany del fitxer escanejat. Es pot configurar en el fitxer digitalib-properties-service.xml:</text:span></text:p>
        </text:list-item>
      </text:list>
      <text:p text:style-name="P15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4">es.caib.digitalib.maxsizeforscanneddocument</text:p>
          </table:table-cell>
          <table:table-cell table:style-name="Taula2.B1" office:value-type="string">
            <text:p text:style-name="P35">Opcional. Indica el tamany màxim <text:span text:style-name="T16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17"/>
      <text:list xml:id="list1280033299" text:style-name="L3">
        <text:list-item>
          <text:p text:style-name="P67"><text:span text:style-name="T18">S’han afegit un conjunt de propietats dins que serveixen per configurar certs paràmetres de la firma en servidor:</text:span></text:p>
        </text:list-item>
      </text:list>
      <text:p text:style-name="P68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53">es.caib.digitalib.signreasonEL</text:p>
          </table:table-cell>
          <table:table-cell table:style-name="Taula3.B1" table:number-rows-spanned="3" office:value-type="string">
            <text:p text:style-name="P53">Configuració de paràmetres de Firma <text:s/>en Servidor.Unic valor de substitució és transaction que conte una instància de tipus es.caib.digitalib.jpa.TransaccioJPA </text:p>
            <text:p text:style-name="P53"/>
            <text:p text:style-name="P53">Exemples: <text:s/></text:p>
            <text:list xml:id="list2408755044" text:style-name="L5">
              <text:list-item>
                <text:p text:style-name="P54">es.caib.digitalib.signreasonEL=${transaction.nom} </text:p>
              </text:list-item>
              <text:list-item>
                <text:p text:style-name="P54">es.caib.digitalib.signeremailEL=digitalib@fbit.org </text:p>
              </text:list-item>
            </text:list>
            <text:p text:style-name="P53"/>
          </table:table-cell>
        </table:table-row>
        <table:table-row table:style-name="Taula3.1">
          <table:table-cell table:style-name="Taula3.A2" office:value-type="string">
            <text:p text:style-name="P53">es.caib.digitalib.signlocationEL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53">es.caib.digitalib.signeremailEL</text:p>
          </table:table-cell>
          <table:covered-table-cell/>
        </table:table-row>
      </table:table>
      <text:p text:style-name="P5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9"><draw:image xlink:href="Pictures/1000000000000260000002713EE40B1AB2D11814.jpg" xlink:type="simple" xlink:show="embed" xlink:actuate="onLoad" loext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4" draw:style-name="Mgr1" draw:text-style-name="MP4" svg:x1="0.062cm" svg:y1="0.056cm" svg:x2="16.995cm" svg:y2="0.03cm"><text:p/></draw:line></text:p>
        <text:p text:style-name="MP3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20-04-08T12:02:34.026000000</meta:creation-date>
    <meta:editing-cycles>11</meta:editing-cycles>
    <meta:editing-duration>PT20M29S</meta:editing-duration>
    <meta:keyword>DigitalIB</meta:keyword>
    <meta:keyword>Fundacio Bit</meta:keyword>
    <dc:date>2020-11-03T12:59:57.875000000</dc:date>
    <meta:document-statistic meta:table-count="6" meta:image-count="3" meta:object-count="0" meta:page-count="6" meta:paragraph-count="86" meta:word-count="490" meta:character-count="4038" meta:non-whitespace-character-count="3634"/>
    <meta:user-defined meta:name="Información 1"/>
    <meta:user-defined meta:name="Información 2"/>
    <meta:user-defined meta:name="Información 3"/>
    <meta:user-defined meta:name="Información 4"/>
  </office:meta>
</office:document-meta>
</file>